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TaskNotifier. Developer guide">
        <text:h text:outline-level="1" text:style-name="HeadingArticle">RunaWFE. TaskNotifier. Developer guide</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section text:style-name="Sect1" text:name="Project structure">
          <text:h text:outline-level="2" text:style-name="Heading1">Project structure</text:h>
          <text:list text:style-name="unorderedlist">
            <text:list-item>
              <text:p text:style-name="TextBody">lib – additional libraries </text:p>
            </text:list-item>
            <text:list-item>
              <text:p text:style-name="TextBody">nsis – build files </text:p>
            </text:list-item>
            <text:list-item>
              <text:p text:style-name="TextBody">resources – application settings </text:p>
            </text:list-item>
            <text:list-item>
              <text:p text:style-name="TextBody">resources/img – pictures for UI </text:p>
            </text:list-item>
            <text:list-item>
              <text:p text:style-name="TextBody">src – project source files </text:p>
            </text:list-item>
          </text:list>
        </text:section>
        <text:section text:style-name="Sect1" text:name="Architecture ">
          <text:h text:outline-level="2" text:style-name="Heading1">Architecture </text:h>
          <text:p text:style-name="TextBody">This application works with the RuneWFE system through two "channels" simultaneously: RMI and HTTP. RMI and HTTP calls are independent from each other and are used for different purposes. RMI is used for retrieving information for tray application icon and popup tips. Rtn doesn't use direct HTTP calls, but the built in browser (RunaWFE web-interface) uses HTTP. The essential part of work with RunaWFE is carried out via web-interface that uses HTTP. </text:p>
          <text:p text:style-name="TextBody">RunaWFE task notifier (rtn) must be able to be authenticated in RunaWFE system in order to start its work. Authentication can be performed both over HTTP and RMI. Before the authentication over RMI the icon of task notifier in the system tray displays a red circle with white rectangular inside and new tasks notifications is not available. Before the authentication over HTTP web interface RunaWFE is not available. But if one of the authentications fails the other is not affected. </text:p>
          <text:p text:style-name="TextBody">Rtn client periodically checks the current user tasks (over RMI) and if there are any changes in the user tasks list the user is notified via tray icon change and popup tips. If user hovers mouse cursor over the rtn icon in the system tray a check for new tasks occurs. </text:p>
        </text:section>
        <text:section text:style-name="Sect1" text:name="Authorization ">
          <text:h text:outline-level="2" text:style-name="Heading1">Authorization </text:h>
          <text:p text:style-name="TextBody">In order to add another implementation of RMI authorization it is necessary to create a class that implements ru.runa.notifier.auth.Authenticator and add created class to LoginHelper. Currently there are 2 implementation available: </text:p>
          <text:list text:style-name="unorderedlist">
            <text:list-item>
              <text:p text:style-name="TextBody">UserInputAuthenticator (userinput) - is used for user login-password authentication. User is prompted to enter login and password first thing at the beginning of working with RunaWFE session. </text:p>
            </text:list-item>
          </text:list>
          <text:list text:style-name="unorderedlist">
            <text:list-item>
              <text:p text:style-name="TextBody">KerberosAuthenticator (kerberos) -  is used for authentication with the help of kerberos. No user (login and password) input required. </text:p>
            </text:list-item>
          </text:list>
          <text:p text:style-name="TextBody">The authentication over HTTP is set relatively to the root of RunaWFE web application. Available types of HTTP authentication depend on the RunaWFE configuration and include: </text:p>
          <text:list text:style-name="unorderedlist">
            <text:list-item>
              <text:p text:style-name="TextBody"> /login.do - provides authentication via prompting for entering login and password. In order for this type of authentication to work correctly it is necessary that RMI authentication is also set to login-password authentication type. </text:p>
            </text:list-item>
          </text:list>
          <text:list text:style-name="unorderedlist">
            <text:list-item>
              <text:p text:style-name="TextBody"> /krblogin.do - provides authentication via kerberos </text:p>
            </text:list-item>
          </text:list>
          <text:list text:style-name="unorderedlist">
            <text:list-item>
              <text:p text:style-name="TextBody"> /ntlmlogin.do - provides authentication via ntlm </text:p>
            </text:list-item>
          </text:list>
        </text:section>
        <text:section text:style-name="Sect1" text:name="Description of Classes ">
          <text:h text:outline-level="2" text:style-name="Heading1">Description of Classes </text:h>
          <text:p text:style-name="TextBody"><text:span text:style-name="Bold">ru.runa.notifier.PlatformLoader</text:span></text:p>
          <text:p text:style-name="TextBody">Start class of the application. When started, it shows a splash (a picture) in another Shell and after initialization it starts another Shell with support of system tray. </text:p>
          <text:p text:style-name="TextBody"><text:span text:style-name="Bold">ru.runa.notifier.GUI</text:span></text:p>
          <text:p text:style-name="TextBody">The main class of the application graphical shell. Creates a Browser and attaches event handlers to the three buttons in the top right corner of the screen.  </text:p>
          <text:p text:style-name="TextBody"><text:span text:style-name="Bold">ru.runa.notifier.tray.SystemTray</text:span></text:p>
          <text:p text:style-name="TextBody">Provides support in system tray. Contains system tray event handlers. </text:p>
          <text:p text:style-name="TextBody"><text:span text:style-name="Bold">ru.runa.notifier.tray.SystemTrayAlert</text:span></text:p>
          <text:p text:style-name="TextBody">Implements a pop-up window near system tray. Contains functions for drawing this window. Called when it is necessary to notify the user about new tasks. </text:p>
          <text:p text:style-name="TextBody"><text:span text:style-name="Bold">ru.runa.notifier.checker.TaskChecker</text:span></text:p>
          <text:p text:style-name="TextBody">Provides periodical (TimerTask) or requested (SystemTray) checking of new tasks. </text:p>
          <text:p text:style-name="TextBody"><text:span text:style-name="Bold">ru.runa.notifier.auth.LoginHelper</text:span></text:p>
          <text:p text:style-name="TextBody">This class performs Kerberos authentification in a RuneWFE system. In case authentication fails, it displays a dialog window. </text:p>
          <text:p text:style-name="TextBody"><text:span text:style-name="Bold">ru.runa.notifier.auth.LoginModuleResources</text:span></text:p>
          <text:p text:style-name="TextBody">Used as container for kerberos_module.properties settings. </text:p>
          <text:p text:style-name="TextBody"><text:span text:style-name="Bold">ru.runa.notifier.auth.LoginConfiguration</text:span></text:p>
          <text:p text:style-name="TextBody">Configuration for authentification. </text:p>
          <text:p text:style-name="TextBody"><text:span text:style-name="Bold">org.eclipse.swt.widgets.STrayItem</text:span></text:p>
          <text:p text:style-name="TextBody">SWT message event handler class. Designed to respond to MouseOver events. </text:p>
          <text:p text:style-name="TextBody"><text:span text:style-name="Bold">ru.runa.notifier.util.ExtendedThread</text:span></text:p>
          <text:p text:style-name="TextBody">Used by the SystemTrayAlert class. </text:p>
          <text:p text:style-name="TextBody"><text:span text:style-name="Bold">ru.runa.notifier.util.WidgetsManager</text:span></text:p>
          <text:p text:style-name="TextBody">Helper class. </text:p>
          <text:p text:style-name="TextBody"><text:span text:style-name="Bold">ru.runa.notifier.util.ResourcesManager</text:span></text:p>
          <text:p text:style-name="TextBody">A class to liad and store application.property values. </text:p>
          <text:p text:style-name="TextBody"><text:span text:style-name="Bold">ru.runa.notifier.util.LayoutsManager</text:span></text:p>
          <text:p text:style-name="TextBody">A helper class, used by the SystemTrayAlert class. </text:p>
          <text:p text:style-name="TextBody"><text:span text:style-name="Bold">ru.runa.notifier.util.ImageManager</text:span></text:p>
          <text:p text:style-name="TextBody">A manager class to handle images (load, unload). </text:p>
        </text:section>
        <text:section text:style-name="Sect1" text:name="Application Configuration ">
          <text:h text:outline-level="2" text:style-name="Heading1">Application Configuration </text:h>
          <text:p text:style-name="TextBody"><text:span text:style-name="Bold">kerberos_module.properties</text:span></text:p>
          <text:p text:style-name="TextBody">appName=com.sun.security.jgss.initiate </text:p>
          <text:p text:style-name="TextBody">moduleClassName=com.sun.security.auth.module.Krb5LoginModule </text:p>
          <text:p text:style-name="TextBody">useTicketCache=true </text:p>
          <text:p text:style-name="TextBody">doNotPrompt=true </text:p>
          <text:p text:style-name="TextBody">debug=false </text:p>
          <text:p text:style-name="TextBody">serverPrincipal=WFServer </text:p>
          <text:p text:style-name="TextBody">appName – login module name </text:p>
          <text:p text:style-name="TextBody">moduleClassName – login module class </text:p>
          <text:p text:style-name="TextBody">useTicketCache – whether to use cache for Kerberos tickets </text:p>
          <text:p text:style-name="TextBody">doNotPrompt – do not use user input in any situation </text:p>
          <text:p text:style-name="TextBody">debug – additional logging for authentication </text:p>
          <text:p text:style-name="TextBody">serverPrincipal – login from the server side (configured in AD) </text:p>
          <text:p text:style-name="TextBody"><text:span text:style-name="Bold">application.properties</text:span></text:p>
          <text:p text:style-name="TextBody">All Russian values are specified in ANSI encoding. </text:p>
          <text:p text:style-name="TextBody">application.name, popup.newtasks, user.name, user.password, login.message,  </text:p>
          <text:p text:style-name="TextBody">retry.message, error.login, error.internal, popup.no.tasks, popup.tease,  </text:p>
          <text:p text:style-name="TextBody">popup.error, menu.open, menu.exit – localized user messages  </text:p>
          <text:p text:style-name="TextBody">server.url – server URL </text:p>
          <text:p text:style-name="TextBody">(Example: <text:a xlink:href="http://localhost:8080/wfe)">http://localhost:8080/wfe)</text:a></text:p>
          <text:p text:style-name="TextBody">login.relative.url – a starting page of the system (an authentification page) </text:p>
          <text:p text:style-name="TextBody">(Examples:  </text:p>
          <text:p text:style-name="TextBody">/login.do – a form for entering user name and password; </text:p>
          <text:p text:style-name="TextBody">/ntlm.do – NTLM authentification; </text:p>
          <text:p text:style-name="TextBody">/ntlm.do – Kerberos authentification; </text:p>
          <text:p text:style-name="TextBody">) </text:p>
          <text:p text:style-name="TextBody">start.relative.url – a page with tasks </text:p>
          <text:p text:style-name="TextBody">(Example: /manage_tasks.do?tabForwardName=manage_tasks) </text:p>
          <text:p text:style-name="TextBody">check.tasks.timeout – Timeout for checking for new tasks, ms </text:p>
          <text:p text:style-name="TextBody">authentication.type – sets authentification type for RMI (possible values are <text:span text:style-name="Bold">userinput, kerberos)</text:span></text:p>
          <text:p text:style-name="TextBody">infopath.submit.button.name – The name of the button for running InfoPath form </text:p>
          <text:p text:style-name="TextBody">infopath.submit.button.name – The name of the button for InfoPath form cancellation </text:p>
          <text:p text:style-name="TextBody">(Only for username and password authentification) </text:p>
          <text:p text:style-name="TextBody">userinput.default.login – default login name, recommended to left blank </text:p>
          <text:p text:style-name="TextBody">userinput.default.login – default password, recommended to left blank</text:p>
        </text:section>
      </text:section>
    </office:text>
  </office:body>
</office:document-content>
</file>

<file path=styles.xml><?xml version="1.0" encoding="utf-8"?>
<office:document-styles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